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Accent1" style:data-style-name="N0">
      <style:table-cell-properties fo:border-top="thin solid #000000" fo:border-bottom="none" fo:border-left="thin solid #000000" fo:border-right="thin solid #000000" style:vertical-align="automatic" fo:background-color="#4F81BD" style:repeat-content="false"/>
      <style:paragraph-properties fo:text-align="center"/>
      <style:text-properties fo:color="#FFFFFF"/>
    </style:style>
    <style:style style:name="ce13" style:family="table-cell" style:parent-style-name="_50_0_160__37__32_-_32_Accent1" style:data-style-name="N0">
      <style:table-cell-properties fo:border-top="none" fo:border-bottom="none" fo:border-left="thin solid #000000" fo:border-right="thin solid #000000" style:vertical-align="automatic" fo:background-color="#DCE6F1" style:repeat-content="false"/>
      <style:paragraph-properties fo:text-align="center"/>
    </style:style>
    <style:style style:name="ce14" style:family="table-cell" style:parent-style-name="_50_0_160__37__32_-_32_Accent1" style:data-style-name="N0">
      <style:table-cell-properties fo:border-top="none" fo:border-bottom="thin solid #000000" fo:border-left="thin solid #000000" fo:border-right="thin solid #000000" style:vertical-align="automatic" fo:background-color="#DCE6F1" style:repeat-content="false"/>
      <style:paragraph-properties fo:text-align="center"/>
    </style:style>
    <style:style style:name="ce15" style:family="table-cell" style:parent-style-name="_52_0_160__37__32_-_32_Accent2" style:data-style-name="N0">
      <style:table-cell-properties fo:border="thin solid #000000" style:vertical-align="automatic" fo:background-color="#E6B8B7" style:repeat-content="false"/>
      <style:paragraph-properties fo:text-align="center"/>
    </style:style>
    <style:style style:name="ce16" style:family="table-cell" style:parent-style-name="_54_0_160__37__32_-_32_Accent4" style:data-style-name="N0">
      <style:table-cell-properties fo:border="thin solid #000000" style:vertical-align="automatic" fo:background-color="#B1A0C7" style:repeat-content="false"/>
      <style:paragraph-properties fo:text-align="center"/>
      <style:text-properties fo:color="#FFFFFF"/>
    </style:style>
    <style:style style:name="ce17" style:family="table-cell" style:parent-style-name="_52_0_160__37__32_-_32_Accent4" style:data-style-name="N0">
      <style:table-cell-properties fo:border="thin solid #000000" style:vertical-align="automatic" fo:background-color="#CCC0DA" style:repeat-content="false"/>
      <style:paragraph-properties fo:text-align="center"/>
    </style:style>
    <style:style style:name="ce18" style:family="table-cell" style:parent-style-name="_52_0_160__37__32_-_32_Accent4" style:data-style-name="N0">
      <style:table-cell-properties fo:border="thin solid #000000" style:vertical-align="automatic" fo:background-color="#CCC0DA" style:repeat-content="false"/>
      <style:paragraph-properties fo:text-align="center"/>
    </style:style>
    <style:style style:name="ce19" style:family="table-cell" style:parent-style-name="Accent4" style:data-style-name="N0">
      <style:table-cell-properties fo:border="thin solid #000000" style:vertical-align="automatic" fo:background-color="#8064A2" style:repeat-content="false"/>
      <style:paragraph-properties fo:text-align="center"/>
      <style:text-properties fo:color="#FFFFFF"/>
    </style:style>
    <style:style style:name="ce20" style:family="table-cell" style:parent-style-name="Accent2" style:data-style-name="N0">
      <style:table-cell-properties fo:border-top="none" fo:border-bottom="thin solid #000000" fo:border-left="none" fo:border-right="none" style:vertical-align="automatic" fo:background-color="#C0504D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1.031875cm"/>
    </style:style>
    <style:style style:name="co15" style:family="table-column">
      <style:table-column-properties fo:break-before="auto" style:column-width="4.206875cm"/>
    </style:style>
    <style:style style:name="co16" style:family="table-column">
      <style:table-column-properties fo:break-before="auto" style:column-width="0.502708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16367" table:default-cell-style-name="ce1"/>
        <table:table-row table:style-name="ro1">
          <table:table-cell office:value-type="string" table:style-name="ce12">
            <text:p>grow factor</text:p>
          </table:table-cell>
          <table:table-cell table:style-name="ce1"/>
          <table:table-cell office:value-type="string" table:number-columns-spanned="4" table:number-rows-spanned="1" table:style-name="ce19">
            <text:p>Joueur caracs</text:p>
          </table:table-cell>
          <table:covered-table-cell table:number-columns-repeated="3"/>
          <table:table-cell office:value-type="string" table:number-columns-spanned="4" table:number-rows-spanned="1" table:style-name="ce19">
            <text:p>Joueur<text:s/></text:p>
          </table:table-cell>
          <table:covered-table-cell table:number-columns-repeated="3"/>
          <table:table-cell table:style-name="ce1"/>
          <table:table-cell office:value-type="string" table:number-columns-spanned="3" table:number-rows-spanned="1" table:style-name="ce20">
            <text:p>LevelSetup</text:p>
          </table:table-cell>
          <table:covered-table-cell table:number-columns-repeated="2"/>
          <table:table-cell table:number-columns-repeated="3" table:style-name="ce1"/>
          <table:table-cell office:value-type="string" table:number-columns-spanned="3" table:number-rows-spanned="1" table:style-name="ce21">
            <text:p>Enemies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office:value-type="float" office:value="1.3" table:style-name="ce13">
            <text:p>1,3</text:p>
          </table:table-cell>
          <table:table-cell table:style-name="ce1"/>
          <table:table-cell office:value-type="string" table:style-name="ce16">
            <text:p>Robustesse</text:p>
          </table:table-cell>
          <table:table-cell office:value-type="string" table:style-name="ce16">
            <text:p>Endurance</text:p>
          </table:table-cell>
          <table:table-cell office:value-type="string" table:style-name="ce16">
            <text:p>Esprit</text:p>
          </table:table-cell>
          <table:table-cell office:value-type="string" table:style-name="ce16">
            <text:p>Intelligence</text:p>
          </table:table-cell>
          <table:table-cell office:value-type="string" table:style-name="ce17">
            <text:p>Reduction dommages</text:p>
          </table:table-cell>
          <table:table-cell office:value-type="string" table:style-name="ce17">
            <text:p>Life</text:p>
          </table:table-cell>
          <table:table-cell office:value-type="string" table:style-name="ce17">
            <text:p>Regen</text:p>
          </table:table-cell>
          <table:table-cell office:value-type="string" table:style-name="ce18">
            <text:p>Degats moyen</text:p>
          </table:table-cell>
          <table:table-cell table:style-name="ce1"/>
          <table:table-cell office:value-type="string" table:style-name="ce15">
            <text:p>level</text:p>
          </table:table-cell>
          <table:table-cell office:value-type="string" table:style-name="ce15">
            <text:p>power</text:p>
          </table:table-cell>
          <table:table-cell office:value-type="string" table:style-name="ce15">
            <text:p>xp à gagner</text:p>
          </table:table-cell>
          <table:table-cell table:style-name="ce1"/>
          <table:table-cell office:value-type="string" table:style-name="ce2">
            <text:p>Coups avec vie max</text:p>
          </table:table-cell>
          <table:table-cell table:style-name="ce1"/>
          <table:table-cell office:value-type="string" table:style-name="ce1">
            <text:p>Degats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Xp</text:p>
          </table:table-cell>
          <table:table-cell table:number-columns-repeated="16364"/>
        </table:table-row>
        <table:table-row table:style-name="ro1">
          <table:table-cell office:value-type="float" office:value="1.2" table:style-name="ce13">
            <text:p>1,2</text:p>
          </table:table-cell>
          <table:table-cell table:style-name="ce1"/>
          <table:table-cell office:value-type="float" office:value="12.375999999999999" table:formula="of:=[.M3]*[.$A$2]" table:style-name="ce7">
            <text:p>12,376</text:p>
          </table:table-cell>
          <table:table-cell office:value-type="float" office:value="11.423999999999999" table:formula="of:=[.M3]*[.$A$3]" table:style-name="ce3">
            <text:p>11,424</text:p>
          </table:table-cell>
          <table:table-cell office:value-type="float" office:value="13.327999999999999" table:formula="of:= [.M3]*[.$A$4]" table:style-name="ce3">
            <text:p>13,328</text:p>
          </table:table-cell>
          <table:table-cell office:value-type="float" office:value="10.472" table:formula="of:=[.M3]*[.$A$5]" table:style-name="ce3">
            <text:p>10,472</text:p>
          </table:table-cell>
          <table:table-cell office:value-type="float" office:value="1.2376" table:formula="of:=[.C3]*0.1" table:style-name="ce4">
            <text:p>1,2376</text:p>
          </table:table-cell>
          <table:table-cell office:value-type="float" office:value="517.13599999999997" table:formula="of:=500 + [.D3] * 1.5" table:style-name="ce5">
            <text:p>517,136</text:p>
          </table:table-cell>
          <table:table-cell office:value-type="float" office:value="5.3311999999999999" table:formula="of:=[.E3]*0.4" table:style-name="ce5">
            <text:p>5,3312</text:p>
          </table:table-cell>
          <table:table-cell office:value-type="float" office:value="10.736000000000001" table:formula="of:=5.5 + [.F3] * 0.5" table:style-name="ce6">
            <text:p>10,736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9.52" table:formula="of:= ROUND(100 - 100 * EXP(-0.05*[.L3]);2)" table:style-name="ce3">
            <text:p>9,52</text:p>
          </table:table-cell>
          <table:table-cell office:value-type="float" office:value="256" table:formula="of:=POWER([.L3] * 8; 2)" table:style-name="ce8">
            <text:p>256</text:p>
          </table:table-cell>
          <table:table-cell table:style-name="ce1"/>
          <table:table-cell office:value-type="float" office:value="23" table:formula="of:=ROUNDDOWN([.H3]/([.R3]-[.G3]);0)" table:style-name="ce2">
            <text:p>23</text:p>
          </table:table-cell>
          <table:table-cell table:style-name="ce1"/>
          <table:table-cell office:value-type="float" office:value="23.231999999999999" table:formula="of:=8+[.M3]*1.6" table:style-name="ce1">
            <text:p>23,232</text:p>
          </table:table-cell>
          <table:table-cell table:number-columns-repeated="16366" table:style-name="ce1"/>
        </table:table-row>
        <table:table-row table:style-name="ro1">
          <table:table-cell office:value-type="float" office:value="1.4" table:style-name="ce13">
            <text:p>1,4</text:p>
          </table:table-cell>
          <table:table-cell table:style-name="ce1"/>
          <table:table-cell office:value-type="float" office:value="18.109000000000002" table:formula="of:=[.M4]*[.$A$2]" table:style-name="ce7">
            <text:p>18,109</text:p>
          </table:table-cell>
          <table:table-cell office:value-type="float" office:value="16.715999999999998" table:formula="of:=[.M4]*[.$A$3]" table:style-name="ce3">
            <text:p>16,716</text:p>
          </table:table-cell>
          <table:table-cell office:value-type="float" office:value="19.501999999999999" table:formula="of:= [.M4]*[.$A$4]" table:style-name="ce3">
            <text:p>19,502</text:p>
          </table:table-cell>
          <table:table-cell office:value-type="float" office:value="15.323" table:formula="of:=[.M4]*[.$A$5]" table:style-name="ce3">
            <text:p>15,323</text:p>
          </table:table-cell>
          <table:table-cell office:value-type="float" office:value="1.8109000000000002" table:formula="of:=[.C4]*0.1" table:style-name="ce7">
            <text:p>1,8109</text:p>
          </table:table-cell>
          <table:table-cell office:value-type="float" office:value="542.20999999999992" table:formula="of:=[.H3]+ [.D4] * 1.5" table:style-name="ce3">
            <text:p>542,21</text:p>
          </table:table-cell>
          <table:table-cell office:value-type="float" office:value="7.8007999999999997" table:formula="of:=[.E4]*0.4" table:style-name="ce3">
            <text:p>7,8008</text:p>
          </table:table-cell>
          <table:table-cell office:value-type="float" office:value="13.1615" table:formula="of:=5.5 + [.F4] * 0.5" table:style-name="ce6">
            <text:p>13,1615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3.93" table:formula="of:= ROUND(100 - 100 * EXP(-0.05*[.L4]);2)" table:style-name="ce3">
            <text:p>13,93</text:p>
          </table:table-cell>
          <table:table-cell office:value-type="float" office:value="576" table:formula="of:=POWER([.L4] * 8; 2)" table:style-name="ce8">
            <text:p>576</text:p>
          </table:table-cell>
          <table:table-cell table:style-name="ce1"/>
          <table:table-cell office:value-type="float" office:value="19" table:formula="of:=ROUNDDOWN([.H4]/([.R4]-[.G4]);0)" table:style-name="ce2">
            <text:p>19</text:p>
          </table:table-cell>
          <table:table-cell table:style-name="ce1"/>
          <table:table-cell office:value-type="float" office:value="30.288" table:formula="of:=8+[.M4]*1.6" table:style-name="ce1">
            <text:p>30,288</text:p>
          </table:table-cell>
          <table:table-cell table:number-columns-repeated="16366" table:style-name="ce1"/>
        </table:table-row>
        <table:table-row table:style-name="ro1">
          <table:table-cell office:value-type="float" office:value="1.1000000000000001" table:style-name="ce14">
            <text:p>1,1</text:p>
          </table:table-cell>
          <table:table-cell table:style-name="ce1"/>
          <table:table-cell office:value-type="float" office:value="23.568999999999999" table:formula="of:=[.M5]*[.$A$2]" table:style-name="ce7">
            <text:p>23,569</text:p>
          </table:table-cell>
          <table:table-cell office:value-type="float" office:value="21.755999999999997" table:formula="of:=[.M5]*[.$A$3]" table:style-name="ce3">
            <text:p>21,756</text:p>
          </table:table-cell>
          <table:table-cell office:value-type="float" office:value="25.381999999999998" table:formula="of:= [.M5]*[.$A$4]" table:style-name="ce3">
            <text:p>25,382</text:p>
          </table:table-cell>
          <table:table-cell office:value-type="float" office:value="19.943000000000001" table:formula="of:=[.M5]*[.$A$5]" table:style-name="ce3">
            <text:p>19,943</text:p>
          </table:table-cell>
          <table:table-cell office:value-type="float" office:value="2.3569" table:formula="of:=[.C5]*0.1" table:style-name="ce7">
            <text:p>2,3569</text:p>
          </table:table-cell>
          <table:table-cell office:value-type="float" office:value="574.84399999999994" table:formula="of:=[.H4]+ [.D5] * 1.5" table:style-name="ce3">
            <text:p>574,844</text:p>
          </table:table-cell>
          <table:table-cell office:value-type="float" office:value="10.152799999999999" table:formula="of:=[.E5]*0.4" table:style-name="ce3">
            <text:p>10,1528</text:p>
          </table:table-cell>
          <table:table-cell office:value-type="float" office:value="15.471500000000001" table:formula="of:=5.5 + [.F5] * 0.5" table:style-name="ce6">
            <text:p>15,4715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8.13" table:formula="of:= ROUND(100 - 100 * EXP(-0.05*[.L5]);2)" table:style-name="ce3">
            <text:p>18,13</text:p>
          </table:table-cell>
          <table:table-cell office:value-type="float" office:value="1024" table:formula="of:=POWER([.L5] * 8; 2)" table:style-name="ce8">
            <text:p>1024</text:p>
          </table:table-cell>
          <table:table-cell table:style-name="ce1"/>
          <table:table-cell office:value-type="float" office:value="16" table:formula="of:=ROUNDDOWN([.H5]/([.R5]-[.G5]);0)" table:style-name="ce2">
            <text:p>16</text:p>
          </table:table-cell>
          <table:table-cell table:style-name="ce1"/>
          <table:table-cell office:value-type="float" office:value="37.007999999999996" table:formula="of:=8+[.M5]*1.6" table:style-name="ce1">
            <text:p>37,008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28.756000000000004" table:formula="of:=[.M6]*[.$A$2]" table:style-name="ce7">
            <text:p>28,756</text:p>
          </table:table-cell>
          <table:table-cell office:value-type="float" office:value="26.544" table:formula="of:=[.M6]*[.$A$3]" table:style-name="ce3">
            <text:p>26,544</text:p>
          </table:table-cell>
          <table:table-cell office:value-type="float" office:value="30.968" table:formula="of:= [.M6]*[.$A$4]" table:style-name="ce3">
            <text:p>30,968</text:p>
          </table:table-cell>
          <table:table-cell office:value-type="float" office:value="24.332000000000004" table:formula="of:=[.M6]*[.$A$5]" table:style-name="ce3">
            <text:p>24,332</text:p>
          </table:table-cell>
          <table:table-cell office:value-type="float" office:value="2.8756000000000004" table:formula="of:=[.C6]*0.1" table:style-name="ce7">
            <text:p>2,8756</text:p>
          </table:table-cell>
          <table:table-cell office:value-type="float" office:value="614.66" table:formula="of:=[.H5]+ [.D6] * 1.5" table:style-name="ce3">
            <text:p>614,66</text:p>
          </table:table-cell>
          <table:table-cell office:value-type="float" office:value="12.3872" table:formula="of:=[.E6]*0.4" table:style-name="ce3">
            <text:p>12,3872</text:p>
          </table:table-cell>
          <table:table-cell office:value-type="float" office:value="17.666000000000004" table:formula="of:=5.5 + [.F6] * 0.5" table:style-name="ce6">
            <text:p>17,666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22.12" table:formula="of:= ROUND(100 - 100 * EXP(-0.05*[.L6]);2)" table:style-name="ce3">
            <text:p>22,12</text:p>
          </table:table-cell>
          <table:table-cell office:value-type="float" office:value="1600" table:formula="of:=POWER([.L6] * 8; 2)" table:style-name="ce8">
            <text:p>1600</text:p>
          </table:table-cell>
          <table:table-cell table:style-name="ce1"/>
          <table:table-cell office:value-type="float" office:value="15" table:formula="of:=ROUNDDOWN([.H6]/([.R6]-[.G6]);0)" table:style-name="ce2">
            <text:p>15</text:p>
          </table:table-cell>
          <table:table-cell table:style-name="ce1"/>
          <table:table-cell office:value-type="float" office:value="43.392000000000003" table:formula="of:=8+[.M6]*1.6" table:style-name="ce1">
            <text:p>43,392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33.696000000000005" table:formula="of:=[.M7]*[.$A$2]" table:style-name="ce7">
            <text:p>33,696</text:p>
          </table:table-cell>
          <table:table-cell office:value-type="float" office:value="31.103999999999999" table:formula="of:=[.M7]*[.$A$3]" table:style-name="ce3">
            <text:p>31,104</text:p>
          </table:table-cell>
          <table:table-cell office:value-type="float" office:value="36.287999999999997" table:formula="of:= [.M7]*[.$A$4]" table:style-name="ce3">
            <text:p>36,288</text:p>
          </table:table-cell>
          <table:table-cell office:value-type="float" office:value="28.512000000000004" table:formula="of:=[.M7]*[.$A$5]" table:style-name="ce3">
            <text:p>28,512</text:p>
          </table:table-cell>
          <table:table-cell office:value-type="float" office:value="3.3696000000000006" table:formula="of:=[.C7]*0.1" table:style-name="ce7">
            <text:p>3,3696</text:p>
          </table:table-cell>
          <table:table-cell office:value-type="float" office:value="661.31599999999992" table:formula="of:=[.H6]+ [.D7] * 1.5" table:style-name="ce3">
            <text:p>661,316</text:p>
          </table:table-cell>
          <table:table-cell office:value-type="float" office:value="14.5152" table:formula="of:=[.E7]*0.4" table:style-name="ce3">
            <text:p>14,5152</text:p>
          </table:table-cell>
          <table:table-cell office:value-type="float" office:value="19.756" table:formula="of:=5.5 + [.F7] * 0.5" table:style-name="ce6">
            <text:p>19,756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float" office:value="25.92" table:formula="of:= ROUND(100 - 100 * EXP(-0.05*[.L7]);2)" table:style-name="ce3">
            <text:p>25,92</text:p>
          </table:table-cell>
          <table:table-cell office:value-type="float" office:value="2304" table:formula="of:=POWER([.L7] * 8; 2)" table:style-name="ce8">
            <text:p>2304</text:p>
          </table:table-cell>
          <table:table-cell table:style-name="ce1"/>
          <table:table-cell office:value-type="float" office:value="14" table:formula="of:=ROUNDDOWN([.H7]/([.R7]-[.G7]);0)" table:style-name="ce2">
            <text:p>14</text:p>
          </table:table-cell>
          <table:table-cell table:style-name="ce1"/>
          <table:table-cell office:value-type="float" office:value="49.472000000000008" table:formula="of:=8+[.M7]*1.6" table:style-name="ce1">
            <text:p>49,472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38.389000000000003" table:formula="of:=[.M8]*[.$A$2]" table:style-name="ce7">
            <text:p>38,389</text:p>
          </table:table-cell>
          <table:table-cell office:value-type="float" office:value="35.436" table:formula="of:=[.M8]*[.$A$3]" table:style-name="ce3">
            <text:p>35,436</text:p>
          </table:table-cell>
          <table:table-cell office:value-type="float" office:value="41.341999999999999" table:formula="of:= [.M8]*[.$A$4]" table:style-name="ce3">
            <text:p>41,342</text:p>
          </table:table-cell>
          <table:table-cell office:value-type="float" office:value="32.483000000000004" table:formula="of:=[.M8]*[.$A$5]" table:style-name="ce3">
            <text:p>32,483</text:p>
          </table:table-cell>
          <table:table-cell office:value-type="float" office:value="3.8389000000000006" table:formula="of:=[.C8]*0.1" table:style-name="ce7">
            <text:p>3,8389</text:p>
          </table:table-cell>
          <table:table-cell office:value-type="float" office:value="714.46999999999991" table:formula="of:=[.H7]+ [.D8] * 1.5" table:style-name="ce3">
            <text:p>714,47</text:p>
          </table:table-cell>
          <table:table-cell office:value-type="float" office:value="16.536799999999999" table:formula="of:=[.E8]*0.4" table:style-name="ce3">
            <text:p>16,5368</text:p>
          </table:table-cell>
          <table:table-cell office:value-type="float" office:value="21.741500000000002" table:formula="of:=5.5 + [.F8] * 0.5" table:style-name="ce6">
            <text:p>21,7415</text:p>
          </table:table-cell>
          <table:table-cell table:style-name="ce1"/>
          <table:table-cell office:value-type="float" office:value="7" table:style-name="ce7">
            <text:p>7</text:p>
          </table:table-cell>
          <table:table-cell office:value-type="float" office:value="29.53" table:formula="of:= ROUND(100 - 100 * EXP(-0.05*[.L8]);2)" table:style-name="ce3">
            <text:p>29,53</text:p>
          </table:table-cell>
          <table:table-cell office:value-type="float" office:value="3136" table:formula="of:=POWER([.L8] * 8; 2)" table:style-name="ce8">
            <text:p>3136</text:p>
          </table:table-cell>
          <table:table-cell table:style-name="ce1"/>
          <table:table-cell office:value-type="float" office:value="13" table:formula="of:=ROUNDDOWN([.H8]/([.R8]-[.G8]);0)" table:style-name="ce2">
            <text:p>13</text:p>
          </table:table-cell>
          <table:table-cell table:style-name="ce1"/>
          <table:table-cell office:value-type="float" office:value="55.248000000000005" table:formula="of:=8+[.M8]*1.6" table:style-name="ce1">
            <text:p>55,248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42.860999999999997" table:formula="of:=[.M9]*[.$A$2]" table:style-name="ce7">
            <text:p>42,861</text:p>
          </table:table-cell>
          <table:table-cell office:value-type="float" office:value="39.564" table:formula="of:=[.M9]*[.$A$3]" table:style-name="ce3">
            <text:p>39,564</text:p>
          </table:table-cell>
          <table:table-cell office:value-type="float" office:value="46.157999999999994" table:formula="of:= [.M9]*[.$A$4]" table:style-name="ce3">
            <text:p>46,158</text:p>
          </table:table-cell>
          <table:table-cell office:value-type="float" office:value="36.267000000000003" table:formula="of:=[.M9]*[.$A$5]" table:style-name="ce3">
            <text:p>36,267</text:p>
          </table:table-cell>
          <table:table-cell office:value-type="float" office:value="4.2861000000000002" table:formula="of:=[.C9]*0.1" table:style-name="ce7">
            <text:p>4,2861</text:p>
          </table:table-cell>
          <table:table-cell office:value-type="float" office:value="773.81599999999992" table:formula="of:=[.H8]+ [.D9] * 1.5" table:style-name="ce3">
            <text:p>773,816</text:p>
          </table:table-cell>
          <table:table-cell office:value-type="float" office:value="18.463199999999997" table:formula="of:=[.E9]*0.4" table:style-name="ce3">
            <text:p>18,4632</text:p>
          </table:table-cell>
          <table:table-cell office:value-type="float" office:value="23.633500000000002" table:formula="of:=5.5 + [.F9] * 0.5" table:style-name="ce6">
            <text:p>23,6335</text:p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float" office:value="32.97" table:formula="of:= ROUND(100 - 100 * EXP(-0.05*[.L9]);2)" table:style-name="ce3">
            <text:p>32,97</text:p>
          </table:table-cell>
          <table:table-cell office:value-type="float" office:value="4096" table:formula="of:=POWER([.L9] * 8; 2)" table:style-name="ce8">
            <text:p>4096</text:p>
          </table:table-cell>
          <table:table-cell table:style-name="ce1"/>
          <table:table-cell office:value-type="float" office:value="13" table:formula="of:=ROUNDDOWN([.H9]/([.R9]-[.G9]);0)" table:style-name="ce2">
            <text:p>13</text:p>
          </table:table-cell>
          <table:table-cell table:style-name="ce1"/>
          <table:table-cell office:value-type="float" office:value="60.752000000000002" table:formula="of:=8+[.M9]*1.6" table:style-name="ce1">
            <text:p>60,752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47.112000000000002" table:formula="of:=[.M10]*[.$A$2]" table:style-name="ce7">
            <text:p>47,112</text:p>
          </table:table-cell>
          <table:table-cell office:value-type="float" office:value="43.488" table:formula="of:=[.M10]*[.$A$3]" table:style-name="ce3">
            <text:p>43,488</text:p>
          </table:table-cell>
          <table:table-cell office:value-type="float" office:value="50.735999999999997" table:formula="of:= [.M10]*[.$A$4]" table:style-name="ce3">
            <text:p>50,736</text:p>
          </table:table-cell>
          <table:table-cell office:value-type="float" office:value="39.864000000000004" table:formula="of:=[.M10]*[.$A$5]" table:style-name="ce3">
            <text:p>39,864</text:p>
          </table:table-cell>
          <table:table-cell office:value-type="float" office:value="4.7112000000000007" table:formula="of:=[.C10]*0.1" table:style-name="ce7">
            <text:p>4,7112</text:p>
          </table:table-cell>
          <table:table-cell office:value-type="float" office:value="839.04799999999989" table:formula="of:=[.H9]+ [.D10] * 1.5" table:style-name="ce3">
            <text:p>839,048</text:p>
          </table:table-cell>
          <table:table-cell office:value-type="float" office:value="20.2944" table:formula="of:=[.E10]*0.4" table:style-name="ce3">
            <text:p>20,2944</text:p>
          </table:table-cell>
          <table:table-cell office:value-type="float" office:value="25.432000000000002" table:formula="of:=5.5 + [.F10] * 0.5" table:style-name="ce6">
            <text:p>25,432</text:p>
          </table:table-cell>
          <table:table-cell table:style-name="ce1"/>
          <table:table-cell office:value-type="float" office:value="9" table:style-name="ce7">
            <text:p>9</text:p>
          </table:table-cell>
          <table:table-cell office:value-type="float" office:value="36.24" table:formula="of:= ROUND(100 - 100 * EXP(-0.05*[.L10]);2)" table:style-name="ce3">
            <text:p>36,24</text:p>
          </table:table-cell>
          <table:table-cell office:value-type="float" office:value="5184" table:formula="of:=POWER([.L10] * 8; 2)" table:style-name="ce8">
            <text:p>5184</text:p>
          </table:table-cell>
          <table:table-cell table:style-name="ce1"/>
          <table:table-cell office:value-type="float" office:value="13" table:formula="of:=ROUNDDOWN([.H10]/([.R10]-[.G10]);0)" table:style-name="ce2">
            <text:p>13</text:p>
          </table:table-cell>
          <table:table-cell table:style-name="ce1"/>
          <table:table-cell office:value-type="float" office:value="65.984000000000009" table:formula="of:=8+[.M10]*1.6" table:style-name="ce1">
            <text:p>65,984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51.155000000000001" table:formula="of:=[.M11]*[.$A$2]" table:style-name="ce7">
            <text:p>51,155</text:p>
          </table:table-cell>
          <table:table-cell office:value-type="float" office:value="47.22" table:formula="of:=[.M11]*[.$A$3]" table:style-name="ce3">
            <text:p>47,22</text:p>
          </table:table-cell>
          <table:table-cell office:value-type="float" office:value="55.089999999999996" table:formula="of:= [.M11]*[.$A$4]" table:style-name="ce3">
            <text:p>55,09</text:p>
          </table:table-cell>
          <table:table-cell office:value-type="float" office:value="43.285000000000004" table:formula="of:=[.M11]*[.$A$5]" table:style-name="ce3">
            <text:p>43,285</text:p>
          </table:table-cell>
          <table:table-cell office:value-type="float" office:value="5.1155000000000008" table:formula="of:=[.C11]*0.1" table:style-name="ce7">
            <text:p>5,1155</text:p>
          </table:table-cell>
          <table:table-cell office:value-type="float" office:value="909.87799999999993" table:formula="of:=[.H10]+ [.D11] * 1.5" table:style-name="ce3">
            <text:p>909,878</text:p>
          </table:table-cell>
          <table:table-cell office:value-type="float" office:value="22.036000000000001" table:formula="of:=[.E11]*0.4" table:style-name="ce3">
            <text:p>22,036</text:p>
          </table:table-cell>
          <table:table-cell office:value-type="float" office:value="27.142500000000002" table:formula="of:=5.5 + [.F11] * 0.5" table:style-name="ce6">
            <text:p>27,1425</text:p>
          </table:table-cell>
          <table:table-cell table:style-name="ce1"/>
          <table:table-cell office:value-type="float" office:value="10" table:style-name="ce7">
            <text:p>10</text:p>
          </table:table-cell>
          <table:table-cell office:value-type="float" office:value="39.35" table:formula="of:= ROUND(100 - 100 * EXP(-0.05*[.L11]);2)" table:style-name="ce3">
            <text:p>39,35</text:p>
          </table:table-cell>
          <table:table-cell office:value-type="float" office:value="6400" table:formula="of:=POWER([.L11] * 8; 2)" table:style-name="ce8">
            <text:p>6400</text:p>
          </table:table-cell>
          <table:table-cell table:style-name="ce1"/>
          <table:table-cell office:value-type="float" office:value="13" table:formula="of:=ROUNDDOWN([.H11]/([.R11]-[.G11]);0)" table:style-name="ce2">
            <text:p>13</text:p>
          </table:table-cell>
          <table:table-cell table:style-name="ce1"/>
          <table:table-cell office:value-type="float" office:value="70.960000000000008" table:formula="of:=8+[.M11]*1.6" table:style-name="ce1">
            <text:p>70,96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55.003000000000007" table:formula="of:=[.M12]*[.$A$2]" table:style-name="ce7">
            <text:p>55,003</text:p>
          </table:table-cell>
          <table:table-cell office:value-type="float" office:value="50.771999999999998" table:formula="of:=[.M12]*[.$A$3]" table:style-name="ce3">
            <text:p>50,772</text:p>
          </table:table-cell>
          <table:table-cell office:value-type="float" office:value="59.234000000000002" table:formula="of:= [.M12]*[.$A$4]" table:style-name="ce3">
            <text:p>59,234</text:p>
          </table:table-cell>
          <table:table-cell office:value-type="float" office:value="46.541000000000004" table:formula="of:=[.M12]*[.$A$5]" table:style-name="ce3">
            <text:p>46,541</text:p>
          </table:table-cell>
          <table:table-cell office:value-type="float" office:value="5.5003000000000011" table:formula="of:=[.C12]*0.1" table:style-name="ce7">
            <text:p>5,5003</text:p>
          </table:table-cell>
          <table:table-cell office:value-type="float" office:value="986.03599999999994" table:formula="of:=[.H11]+ [.D12] * 1.5" table:style-name="ce3">
            <text:p>986,036</text:p>
          </table:table-cell>
          <table:table-cell office:value-type="float" office:value="23.693600000000004" table:formula="of:=[.E12]*0.4" table:style-name="ce3">
            <text:p>23,6936</text:p>
          </table:table-cell>
          <table:table-cell office:value-type="float" office:value="28.770500000000002" table:formula="of:=5.5 + [.F12] * 0.5" table:style-name="ce6">
            <text:p>28,7705</text:p>
          </table:table-cell>
          <table:table-cell table:style-name="ce1"/>
          <table:table-cell office:value-type="float" office:value="11" table:style-name="ce7">
            <text:p>11</text:p>
          </table:table-cell>
          <table:table-cell office:value-type="float" office:value="42.31" table:formula="of:= ROUND(100 - 100 * EXP(-0.05*[.L12]);2)" table:style-name="ce3">
            <text:p>42,31</text:p>
          </table:table-cell>
          <table:table-cell office:value-type="float" office:value="7744" table:formula="of:=POWER([.L12] * 8; 2)" table:style-name="ce8">
            <text:p>7744</text:p>
          </table:table-cell>
          <table:table-cell table:style-name="ce1"/>
          <table:table-cell office:value-type="float" office:value="14" table:formula="of:=ROUNDDOWN([.H12]/([.R12]-[.G12]);0)" table:style-name="ce2">
            <text:p>14</text:p>
          </table:table-cell>
          <table:table-cell table:style-name="ce1"/>
          <table:table-cell office:value-type="float" office:value="75.696000000000012" table:formula="of:=8+[.M12]*1.6" table:style-name="ce1">
            <text:p>75,696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58.655999999999999" table:formula="of:=[.M13]*[.$A$2]" table:style-name="ce7">
            <text:p>58,656</text:p>
          </table:table-cell>
          <table:table-cell office:value-type="float" office:value="54.143999999999998" table:formula="of:=[.M13]*[.$A$3]" table:style-name="ce3">
            <text:p>54,144</text:p>
          </table:table-cell>
          <table:table-cell office:value-type="float" office:value="63.167999999999992" table:formula="of:= [.M13]*[.$A$4]" table:style-name="ce3">
            <text:p>63,168</text:p>
          </table:table-cell>
          <table:table-cell office:value-type="float" office:value="49.631999999999998" table:formula="of:=[.M13]*[.$A$5]" table:style-name="ce3">
            <text:p>49,632</text:p>
          </table:table-cell>
          <table:table-cell office:value-type="float" office:value="5.8656000000000006" table:formula="of:=[.C13]*0.1" table:style-name="ce7">
            <text:p>5,8656</text:p>
          </table:table-cell>
          <table:table-cell office:value-type="float" office:value="1067.252" table:formula="of:=[.H12]+ [.D13] * 1.5" table:style-name="ce3">
            <text:p>1067,252</text:p>
          </table:table-cell>
          <table:table-cell office:value-type="float" office:value="25.267199999999999" table:formula="of:=[.E13]*0.4" table:style-name="ce3">
            <text:p>25,2672</text:p>
          </table:table-cell>
          <table:table-cell office:value-type="float" office:value="30.315999999999999" table:formula="of:=5.5 + [.F13] * 0.5" table:style-name="ce6">
            <text:p>30,316</text:p>
          </table:table-cell>
          <table:table-cell table:style-name="ce1"/>
          <table:table-cell office:value-type="float" office:value="12" table:style-name="ce7">
            <text:p>12</text:p>
          </table:table-cell>
          <table:table-cell office:value-type="float" office:value="45.12" table:formula="of:= ROUND(100 - 100 * EXP(-0.05*[.L13]);2)" table:style-name="ce3">
            <text:p>45,12</text:p>
          </table:table-cell>
          <table:table-cell office:value-type="float" office:value="9216" table:formula="of:=POWER([.L13] * 8; 2)" table:style-name="ce8">
            <text:p>9216</text:p>
          </table:table-cell>
          <table:table-cell table:style-name="ce1"/>
          <table:table-cell office:value-type="float" office:value="14" table:formula="of:=ROUNDDOWN([.H13]/([.R13]-[.G13]);0)" table:style-name="ce2">
            <text:p>14</text:p>
          </table:table-cell>
          <table:table-cell table:style-name="ce1"/>
          <table:table-cell office:value-type="float" office:value="80.191999999999993" table:formula="of:=8+[.M13]*1.6" table:style-name="ce1">
            <text:p>80,192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62.14" table:formula="of:=[.M14]*[.$A$2]" table:style-name="ce7">
            <text:p>62,14</text:p>
          </table:table-cell>
          <table:table-cell office:value-type="float" office:value="57.359999999999992" table:formula="of:=[.M14]*[.$A$3]" table:style-name="ce3">
            <text:p>57,36</text:p>
          </table:table-cell>
          <table:table-cell office:value-type="float" office:value="66.919999999999987" table:formula="of:= [.M14]*[.$A$4]" table:style-name="ce3">
            <text:p>66,92</text:p>
          </table:table-cell>
          <table:table-cell office:value-type="float" office:value="52.58" table:formula="of:=[.M14]*[.$A$5]" table:style-name="ce3">
            <text:p>52,58</text:p>
          </table:table-cell>
          <table:table-cell office:value-type="float" office:value="6.2140000000000004" table:formula="of:=[.C14]*0.1" table:style-name="ce7">
            <text:p>6,214</text:p>
          </table:table-cell>
          <table:table-cell office:value-type="float" office:value="1153.2919999999999" table:formula="of:=[.H13]+ [.D14] * 1.5" table:style-name="ce3">
            <text:p>1153,292</text:p>
          </table:table-cell>
          <table:table-cell office:value-type="float" office:value="26.767999999999997" table:formula="of:=[.E14]*0.4" table:style-name="ce3">
            <text:p>26,768</text:p>
          </table:table-cell>
          <table:table-cell office:value-type="float" office:value="31.79" table:formula="of:=5.5 + [.F14] * 0.5" table:style-name="ce6">
            <text:p>31,79</text:p>
          </table:table-cell>
          <table:table-cell table:style-name="ce1"/>
          <table:table-cell office:value-type="float" office:value="13" table:style-name="ce7">
            <text:p>13</text:p>
          </table:table-cell>
          <table:table-cell office:value-type="float" office:value="47.8" table:formula="of:= ROUND(100 - 100 * EXP(-0.05*[.L14]);2)" table:style-name="ce3">
            <text:p>47,8</text:p>
          </table:table-cell>
          <table:table-cell office:value-type="float" office:value="10816" table:formula="of:=POWER([.L14] * 8; 2)" table:style-name="ce8">
            <text:p>10816</text:p>
          </table:table-cell>
          <table:table-cell table:style-name="ce1"/>
          <table:table-cell office:value-type="float" office:value="14" table:formula="of:=ROUNDDOWN([.H14]/([.R14]-[.G14]);0)" table:style-name="ce2">
            <text:p>14</text:p>
          </table:table-cell>
          <table:table-cell table:style-name="ce1"/>
          <table:table-cell office:value-type="float" office:value="84.48" table:formula="of:=8+[.M14]*1.6" table:style-name="ce1">
            <text:p>84,48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65.442000000000007" table:formula="of:=[.M15]*[.$A$2]" table:style-name="ce7">
            <text:p>65,442</text:p>
          </table:table-cell>
          <table:table-cell office:value-type="float" office:value="60.408000000000001" table:formula="of:=[.M15]*[.$A$3]" table:style-name="ce3">
            <text:p>60,408</text:p>
          </table:table-cell>
          <table:table-cell office:value-type="float" office:value="70.475999999999999" table:formula="of:= [.M15]*[.$A$4]" table:style-name="ce3">
            <text:p>70,476</text:p>
          </table:table-cell>
          <table:table-cell office:value-type="float" office:value="55.374000000000009" table:formula="of:=[.M15]*[.$A$5]" table:style-name="ce3">
            <text:p>55,374</text:p>
          </table:table-cell>
          <table:table-cell office:value-type="float" office:value="6.5442000000000009" table:formula="of:=[.C15]*0.1" table:style-name="ce7">
            <text:p>6,5442</text:p>
          </table:table-cell>
          <table:table-cell office:value-type="float" office:value="1243.904" table:formula="of:=[.H14]+ [.D15] * 1.5" table:style-name="ce3">
            <text:p>1243,904</text:p>
          </table:table-cell>
          <table:table-cell office:value-type="float" office:value="28.1904" table:formula="of:=[.E15]*0.4" table:style-name="ce3">
            <text:p>28,1904</text:p>
          </table:table-cell>
          <table:table-cell office:value-type="float" office:value="33.187000000000005" table:formula="of:=5.5 + [.F15] * 0.5" table:style-name="ce6">
            <text:p>33,187</text:p>
          </table:table-cell>
          <table:table-cell table:style-name="ce1"/>
          <table:table-cell office:value-type="float" office:value="14" table:style-name="ce7">
            <text:p>14</text:p>
          </table:table-cell>
          <table:table-cell office:value-type="float" office:value="50.34" table:formula="of:= ROUND(100 - 100 * EXP(-0.05*[.L15]);2)" table:style-name="ce3">
            <text:p>50,34</text:p>
          </table:table-cell>
          <table:table-cell office:value-type="float" office:value="12544" table:formula="of:=POWER([.L15] * 8; 2)" table:style-name="ce8">
            <text:p>12544</text:p>
          </table:table-cell>
          <table:table-cell table:style-name="ce1"/>
          <table:table-cell office:value-type="float" office:value="15" table:formula="of:=ROUNDDOWN([.H15]/([.R15]-[.G15]);0)" table:style-name="ce2">
            <text:p>15</text:p>
          </table:table-cell>
          <table:table-cell table:style-name="ce1"/>
          <table:table-cell office:value-type="float" office:value="88.544000000000011" table:formula="of:=8+[.M15]*1.6" table:style-name="ce1">
            <text:p>88,544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float" office:value="68.587999999999994" table:formula="of:=[.M16]*[.$A$2]" table:style-name="ce7">
            <text:p>68,588</text:p>
          </table:table-cell>
          <table:table-cell office:value-type="float" office:value="63.311999999999998" table:formula="of:=[.M16]*[.$A$3]" table:style-name="ce3">
            <text:p>63,312</text:p>
          </table:table-cell>
          <table:table-cell office:value-type="float" office:value="73.86399999999999" table:formula="of:= [.M16]*[.$A$4]" table:style-name="ce3">
            <text:p>73,864</text:p>
          </table:table-cell>
          <table:table-cell office:value-type="float" office:value="58.036000000000001" table:formula="of:=[.M16]*[.$A$5]" table:style-name="ce3">
            <text:p>58,036</text:p>
          </table:table-cell>
          <table:table-cell office:value-type="float" office:value="6.8587999999999996" table:formula="of:=[.C16]*0.1" table:style-name="ce7">
            <text:p>6,8588</text:p>
          </table:table-cell>
          <table:table-cell office:value-type="float" office:value="1338.8720000000001" table:formula="of:=[.H15]+ [.D16] * 1.5" table:style-name="ce3">
            <text:p>1338,872</text:p>
          </table:table-cell>
          <table:table-cell office:value-type="float" office:value="29.545599999999997" table:formula="of:=[.E16]*0.4" table:style-name="ce3">
            <text:p>29,5456</text:p>
          </table:table-cell>
          <table:table-cell office:value-type="float" office:value="34.518000000000001" table:formula="of:=5.5 + [.F16] * 0.5" table:style-name="ce6">
            <text:p>34,518</text:p>
          </table:table-cell>
          <table:table-cell table:style-name="ce1"/>
          <table:table-cell office:value-type="float" office:value="15" table:style-name="ce7">
            <text:p>15</text:p>
          </table:table-cell>
          <table:table-cell office:value-type="float" office:value="52.76" table:formula="of:= ROUND(100 - 100 * EXP(-0.05*[.L16]);2)" table:style-name="ce3">
            <text:p>52,76</text:p>
          </table:table-cell>
          <table:table-cell office:value-type="float" office:value="14400" table:formula="of:=POWER([.L16] * 8; 2)" table:style-name="ce8">
            <text:p>14400</text:p>
          </table:table-cell>
          <table:table-cell table:style-name="ce1"/>
          <table:table-cell office:value-type="float" office:value="15" table:formula="of:=ROUNDDOWN([.H16]/([.R16]-[.G16]);0)" table:style-name="ce2">
            <text:p>15</text:p>
          </table:table-cell>
          <table:table-cell table:style-name="ce1"/>
          <table:table-cell office:value-type="float" office:value="92.415999999999997" table:formula="of:=8+[.M16]*1.6" table:style-name="ce1">
            <text:p>92,416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float" office:value="71.591000000000008" table:formula="of:=[.M17]*[.$A$2]" table:style-name="ce9">
            <text:p>71,591</text:p>
          </table:table-cell>
          <table:table-cell office:value-type="float" office:value="66.084000000000003" table:formula="of:=[.M17]*[.$A$3]" table:style-name="ce10">
            <text:p>66,084</text:p>
          </table:table-cell>
          <table:table-cell office:value-type="float" office:value="77.097999999999999" table:formula="of:= [.M17]*[.$A$4]" table:style-name="ce10">
            <text:p>77,098</text:p>
          </table:table-cell>
          <table:table-cell office:value-type="float" office:value="60.577000000000005" table:formula="of:=[.M17]*[.$A$5]" table:style-name="ce10">
            <text:p>60,577</text:p>
          </table:table-cell>
          <table:table-cell office:value-type="float" office:value="7.1591000000000014" table:formula="of:=[.C17]*0.1" table:style-name="ce9">
            <text:p>7,1591</text:p>
          </table:table-cell>
          <table:table-cell office:value-type="float" office:value="1437.998" table:formula="of:=[.H16]+ [.D17] * 1.5" table:style-name="ce10">
            <text:p>1437,998</text:p>
          </table:table-cell>
          <table:table-cell office:value-type="float" office:value="30.839200000000002" table:formula="of:=[.E17]*0.4" table:style-name="ce10">
            <text:p>30,8392</text:p>
          </table:table-cell>
          <table:table-cell office:value-type="float" office:value="35.788499999999999" table:formula="of:=5.5 + [.F17] * 0.5" table:style-name="ce6">
            <text:p>35,7885</text:p>
          </table:table-cell>
          <table:table-cell table:style-name="ce1"/>
          <table:table-cell office:value-type="float" office:value="16" table:style-name="ce9">
            <text:p>16</text:p>
          </table:table-cell>
          <table:table-cell office:value-type="float" office:value="55.07" table:formula="of:= ROUND(100 - 100 * EXP(-0.05*[.L17]);2)" table:style-name="ce10">
            <text:p>55,07</text:p>
          </table:table-cell>
          <table:table-cell office:value-type="float" office:value="16384" table:formula="of:=POWER([.L17] * 8; 2)" table:style-name="ce11">
            <text:p>16384</text:p>
          </table:table-cell>
          <table:table-cell table:style-name="ce1"/>
          <table:table-cell office:value-type="float" office:value="16" table:formula="of:=ROUNDDOWN([.H17]/([.R17]-[.G17]);0)" table:style-name="ce2">
            <text:p>16</text:p>
          </table:table-cell>
          <table:table-cell table:style-name="ce1"/>
          <table:table-cell office:value-type="float" office:value="96.112000000000009" table:formula="of:=8+[.M17]*1.6" table:style-name="ce1">
            <text:p>96,112</text:p>
          </table:table-cell>
          <table:table-cell table:number-columns-repeated="16366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CE6F1"/>
    </style:style>
    <style:style style:name="_52_0_160__37__32_-_32_Accent2" style:display-name="40 % - Accent2" style:family="table-cell" style:data-style-name="N0">
      <style:table-cell-properties fo:background-color="#E6B8B7"/>
    </style:style>
    <style:style style:name="_52_0_160__37__32_-_32_Accent4" style:display-name="40 % - Accent4" style:family="table-cell" style:data-style-name="N0">
      <style:table-cell-properties fo:background-color="#CCC0DA"/>
    </style:style>
    <style:style style:name="_54_0_160__37__32_-_32_Accent4" style:display-name="60 % - Accent4" style:family="table-cell" style:data-style-name="N0">
      <style:table-cell-properties fo:background-color="#B1A0C7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5-07-09T15:09:30Z</dc:date>
  </office:meta>
</office:document-meta>
</file>